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858" officeooo:paragraph-rsid="00012858"/>
    </style:style>
    <style:style style:name="P2" style:family="paragraph" style:parent-style-name="Standard">
      <style:text-properties fo:color="#000000" fo:font-size="15pt" officeooo:rsid="00012858" officeooo:paragraph-rsid="00012858" style:font-size-asian="15pt" style:font-size-complex="15pt"/>
    </style:style>
    <style:style style:name="P3" style:family="paragraph" style:parent-style-name="Standard">
      <style:text-properties officeooo:paragraph-rsid="00012858"/>
    </style:style>
    <style:style style:name="P4" style:family="paragraph" style:parent-style-name="Standard">
      <style:text-properties fo:color="#000000" style:font-name="JetBrains Mono" fo:font-size="15pt" fo:font-style="normal" fo:font-weight="normal" officeooo:rsid="00012858" officeooo:paragraph-rsid="00012858" style:font-size-asian="15pt" style:font-style-asian="normal" style:font-weight-asian="normal" style:font-size-complex="15pt"/>
    </style:style>
    <style:style style:name="P5" style:family="paragraph" style:parent-style-name="Standard">
      <style:text-properties fo:color="#000000" style:font-name="JetBrains Mono" fo:font-size="20pt" fo:font-style="normal" fo:font-weight="normal" officeooo:rsid="00012858" officeooo:paragraph-rsid="00012858" style:font-size-asian="20pt" style:font-style-asian="normal" style:font-weight-asian="normal" style:font-size-complex="20pt"/>
    </style:style>
    <style:style style:name="P6" style:family="paragraph" style:parent-style-name="Standard">
      <style:text-properties fo:font-size="20pt" officeooo:rsid="00012858" officeooo:paragraph-rsid="00012858" style:font-size-asian="20pt" style:font-size-complex="20pt"/>
    </style:style>
    <style:style style:name="T1" style:family="text">
      <style:text-properties officeooo:rsid="00012858"/>
    </style:style>
    <style:style style:name="T2" style:family="text">
      <style:text-properties style:font-name="JetBrains Mono" fo:font-style="normal" fo:font-weight="normal" style:font-style-asian="normal" style:font-weight-asian="normal"/>
    </style:style>
    <style:style style:name="T3" style:family="text">
      <style:text-properties style:font-name="JetBrains Mono" fo:font-style="normal" fo:font-weight="normal" officeooo:rsid="0002d5a4" style:font-style-asian="normal" style:font-weight-asian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012858" style:font-size-asian="20pt" style:font-size-complex="20pt"/>
    </style:style>
    <style:style style:name="T6" style:family="text">
      <style:text-properties fo:color="#000000" style:font-name="JetBrains Mono" fo:font-size="15pt" fo:font-style="normal" fo:font-weight="normal" style:font-size-asian="15pt" style:font-style-asian="normal" style:font-weight-asian="normal" style:font-size-complex="15pt"/>
    </style:style>
    <style:style style:name="T7" style:family="text">
      <style:text-properties fo:color="#000000" style:font-name="JetBrains Mono" fo:font-size="15pt" fo:font-style="normal" fo:font-weight="normal" officeooo:rsid="00012858" style:font-size-asian="15pt" style:font-style-asian="normal" style:font-weight-asian="normal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Parametri MAPIC:</text:span> </text:p>
      <text:p text:style-name="P1"><text:span text:style-name="T6">candidatesGroup=1</text:span></text:p>
      <text:p text:style-name="P2"><text:span text:style-name="T2">maxDepth=3</text:span></text:p>
      <text:p text:style-name="P2"><text:span text:style-name="T2">minSamplesLeaf=20</text:span></text:p>
      <text:p text:style-name="P2"><text:span text:style-name="T2">removeUsedCandidate=1</text:span></text:p>
      <text:p text:style-name="P2"><text:span text:style-name="T2">window_size=20</text:span></text:p>
      <text:p text:style-name="P2"><text:span text:style-name="T2">k=</text:span><text:span text:style-name="T3">2</text:span></text:p>
      <text:p text:style-name="P2"><text:span text:style-name="T2">n_clusters=20</text:span></text:p>
      <text:p text:style-name="P4">criterio=entropia</text:p>
      <text:p text:style-name="P2"/>
      <text:p text:style-name="P6">  </text:p>
      <text:p text:style-name="P6"/>
      <text:p text:style-name="P3"><text:span text:style-name="T5">Parametri </text:span><text:span text:style-name="T4">ShapeletTransformation </text:span><text:span text:style-name="T5">:</text:span><text:span text:style-name="T1"> </text:span></text:p>
      <text:p text:style-name="P2"><text:span text:style-name="T2">maxDepth=3</text:span></text:p>
      <text:p text:style-name="P2"><text:span text:style-name="T2">minSamplesLeaf=20</text:span></text:p>
      <text:p text:style-name="P2"><text:span text:style-name="T2">window_size=20</text:span></text:p>
      <text:p text:style-name="P4">criterio=entropia</text:p>
      <text:p text:style-name="P4"/>
      <text:p text:style-name="P5">  </text:p>
      <text:p text:style-name="P4"/>
      <text:p text:style-name="P3"><text:span text:style-name="T5">Parametri LearningShapelets </text:span><text:span text:style-name="T4"><text:s/></text:span><text:span text:style-name="T5">:</text:span><text:span text:style-name="T1"> </text:span></text:p>
      <text:p text:style-name="P2"><text:span text:style-name="T2">maxDepth=3</text:span></text:p>
      <text:p text:style-name="P2"><text:span text:style-name="T2">minSamplesLeaf=20</text:span></text:p>
      <text:p text:style-name="P4">criterio=entropia</text:p>
      <text:p text:style-name="P4"/>
      <text:p text:style-name="P5">  </text:p>
      <text:p text:style-name="P5"/>
      <text:p text:style-name="P3"><text:span text:style-name="T5">Parametri Decision Tree with Shapelet :</text:span><text:span text:style-name="T1"> </text:span></text:p>
      <text:p text:style-name="P1"><text:span text:style-name="T6">candidatesGroup=1</text:span></text:p>
      <text:p text:style-name="P2"><text:span text:style-name="T2">maxDepth=3</text:span></text:p>
      <text:p text:style-name="P2"><text:span text:style-name="T2">minSamplesLeaf=20</text:span></text:p>
      <text:p text:style-name="P2"><text:span text:style-name="T2">removeUsedCandidate=1</text:span></text:p>
      <text:p text:style-name="P2"><text:span text:style-name="T2">window_size=20</text:span></text:p>
      <text:p text:style-name="P2"><text:span text:style-name="T2">k=</text:span><text:span text:style-name="T3">2</text:span></text:p>
      <text:p text:style-name="P2"><text:span text:style-name="T2">n_clusters=20</text:span></text:p>
      <text:p text:style-name="P4">criterio=entropia</text:p>
      <text:p text:style-name="P5"><text:soft-page-break/>  </text:p>
      <text:p text:style-name="P5"/>
      <text:p text:style-name="P3"><text:span text:style-name="T5">Parametri Decision Tree</text:span><text:span text:style-name="T4"> </text:span><text:span text:style-name="T5">:</text:span><text:span text:style-name="T1"> </text:span></text:p>
      <text:p text:style-name="P2"><text:span text:style-name="T2">maxDepth=3</text:span></text:p>
      <text:p text:style-name="P2"><text:span text:style-name="T2">minSamplesLeaf=20</text:span></text:p>
      <text:p text:style-name="P4">criterio=entropia</text:p>
      <text:p text:style-name="P4"/>
      <text:p text:style-name="P5"> </text:p>
      <text:p text:style-name="P5"/>
      <text:p text:style-name="P3"><text:span text:style-name="T5">Parametri KNN</text:span><text:span text:style-name="T4"> </text:span><text:span text:style-name="T5">:</text:span><text:span text:style-name="T1"> </text:span></text:p>
      <text:p text:style-name="P4">MinMaxScaler</text:p>
      <text:p text:style-name="P3"><text:span text:style-name="T7">K=3</text:span></text:p>
      <text:p text:style-name="P5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1-01-04T16:08:36.901000000</dc:date>
    <meta:editing-duration>PT7M29S</meta:editing-duration>
    <meta:editing-cycles>2</meta:editing-cycles>
    <meta:document-statistic meta:table-count="0" meta:image-count="0" meta:object-count="0" meta:page-count="2" meta:paragraph-count="39" meta:word-count="49" meta:character-count="559" meta:non-whitespace-character-count="528"/>
  </office:meta>
</office:document-meta>
</file>